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36cm" style:rel-column-width="771*"/>
    </style:style>
    <style:style style:name="Tabuľka1.B" style:family="table-column">
      <style:table-column-properties style:column-width="4.113cm" style:rel-column-width="2332*"/>
    </style:style>
    <style:style style:name="Tabuľka1.C" style:family="table-column">
      <style:table-column-properties style:column-width="3.72cm" style:rel-column-width="2109*"/>
    </style:style>
    <style:style style:name="Tabuľka1.D" style:family="table-column">
      <style:table-column-properties style:column-width="1.519cm" style:rel-column-width="861*"/>
    </style:style>
    <style:style style:name="Tabuľka1.E" style:family="table-column">
      <style:table-column-properties style:column-width="6.287cm" style:rel-column-width="3564*"/>
    </style:style>
    <style:style style:name="Tabuľka1.1" style:family="table-row">
      <style:table-row-properties style:min-row-height="0.7cm"/>
    </style:style>
    <style:style style:name="Tabuľka1.A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0.97cm"/>
    </style:style>
    <style:style style:name="Tabuľka1.A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3" style:family="table-row">
      <style:table-row-properties style:min-row-height="1.656cm"/>
    </style:style>
    <style:style style:name="Tabuľka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14" style:family="table-row">
      <style:table-row-properties style:min-row-height="0.97cm" fo:background-color="transparent" style:keep-together="true" fo:keep-together="auto">
        <style:background-image/>
      </style:table-row-properties>
    </style:style>
    <style:style style:name="Tabuľka1.A14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uľka1.E14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uľka1.18" style:family="table-row">
      <style:table-row-properties style:min-row-height="1.656cm" fo:background-color="transparent" style:keep-together="true" fo:keep-together="auto">
        <style:background-image/>
      </style:table-row-properties>
    </style:style>
    <style:style style:name="Tabuľka1.D19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language="sk" fo:country="SK"/>
    </style:style>
    <style:style style:name="P2" style:family="paragraph" style:parent-style-name="Footnote">
      <style:text-properties fo:language="sk" fo:country="SK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9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language="sk" fo:country="SK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Table_20_Heading">
      <style:text-properties fo:font-size="10pt" fo:language="sk" fo:country="SK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k" fo:country="SK"/>
    </style:style>
    <style:style style:name="T4" style:family="text">
      <style:text-properties fo:language="sk" fo:country="SK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66cc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table:number-columns-spanned="5" office:value-type="string">
            <text:p text:style-name="P21">Zimný semester (2007)</text:p>
          </table:table-cell>
          <table:covered-table-cell/>
          <table:covered-table-cell/>
          <table:covered-table-cell/>
          <table:covered-table-cell/>
        </table:table-row>
        <table:table-row table:style-name="Tabuľka1.2">
          <table:table-cell table:style-name="Tabuľka1.A2" office:value-type="string">
            <text:p text:style-name="P9">Týždeň</text:p>
          </table:table-cell>
          <table:table-cell table:style-name="Tabuľka1.A2" office:value-type="string">
            <text:p text:style-name="P9">Rozsah od – do</text:p>
          </table:table-cell>
          <table:table-cell table:style-name="Tabuľka1.A2" office:value-type="string">
            <text:p text:style-name="P8">Naplánovaný proces</text:p>
          </table:table-cell>
          <table:table-cell table:style-name="Tabuľka1.A2" office:value-type="string">
            <text:p text:style-name="P8">Dĺžka</text:p>
          </table:table-cell>
          <table:table-cell table:style-name="Tabuľka1.A1" office:value-type="string">
            <text:p text:style-name="P8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10">1</text:p>
          </table:table-cell>
          <table:table-cell table:style-name="Tabuľka1.A2" office:value-type="string">
            <text:p text:style-name="P12">08.10.<text:tab/>(pon)</text:p>
            <text:p text:style-name="P12">14.10.<text:tab/>(ne)</text:p>
          </table:table-cell>
          <table:table-cell table:style-name="Tabuľka1.A2" table:number-rows-spanned="2" office:value-type="string">
            <text:p text:style-name="P13">analýza</text:p>
          </table:table-cell>
          <table:table-cell table:style-name="Tabuľka1.A2" table:number-rows-spanned="2" office:value-type="string">
            <text:p text:style-name="P11">2t</text:p>
          </table:table-cell>
          <table:table-cell table:style-name="Tabuľka1.A1" office:value-type="string">
            <text:p text:style-name="P13">14.10. (ne) – výstup naštudovania jednotlivých modul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15.10.<text:tab/>(pon)</text:p>
            <text:p text:style-name="P5">21.10.<text:tab/>(ne)</text:p>
          </table:table-cell>
          <table:covered-table-cell/>
          <table:covered-table-cell/>
          <table:table-cell table:style-name="Tabuľka1.E4" office:value-type="string">
            <text:p text:style-name="P6">kompletizácia časti Analýza, príprava otázok pre p. Bielikovú</text:p>
          </table:table-cell>
        </table:table-row>
        <table:table-row table:style-name="Tabuľka1.3">
          <table:table-cell table:style-name="Tabuľka1.A4" office:value-type="string">
            <text:p text:style-name="P3">3</text:p>
          </table:table-cell>
          <table:table-cell table:style-name="Tabuľka1.A4" office:value-type="string">
            <text:p text:style-name="P5">22.10.<text:tab/>(pon)</text:p>
            <text:p text:style-name="P5">28.10.<text:tab/>(ne)</text:p>
          </table:table-cell>
          <table:table-cell table:style-name="Tabuľka1.A4" office:value-type="string">
            <text:p text:style-name="P6">špecifikácia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časti špecifikácie (moduly)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5">29.10.<text:tab/>(pon)</text:p>
            <text:p text:style-name="P5">04.11.<text:tab/>(ne)</text:p>
          </table:table-cell>
          <table:table-cell table:style-name="Tabuľka1.A4" office:value-type="string">
            <text:p text:style-name="P6">špecifikácia, 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kompletizácia časti špecifikácia + pripomienky od p. Bielikovej</text:p>
          </table:table-cell>
        </table:table-row>
        <table:table-row table:style-name="Tabuľka1.3">
          <table:table-cell table:style-name="Tabuľka1.A4" office:value-type="string">
            <text:p text:style-name="P3">5</text:p>
          </table:table-cell>
          <table:table-cell table:style-name="Tabuľka1.A4" office:value-type="string">
            <text:p text:style-name="P5">05.11.<text:tab/>(pon)</text:p>
            <text:p text:style-name="P5">11.11<text:tab/>(ne)</text:p>
          </table:table-cell>
          <table:table-cell table:style-name="Tabuľka1.A4" office:value-type="string">
            <text:p text:style-name="P6">návrh</text:p>
          </table:table-cell>
          <table:table-cell table:style-name="Tabuľka1.A4" office:value-type="string">
            <text:p text:style-name="P4">1t</text:p>
          </table:table-cell>
          <table:table-cell table:style-name="Tabuľka1.E4" office:value-type="string">
            <text:p text:style-name="P6">vytvorenie návrhu podľa špecifikácie</text:p>
          </table:table-cell>
        </table:table-row>
        <table:table-row table:style-name="Tabuľka1.3">
          <table:table-cell table:style-name="Tabuľka1.A4" office:value-type="string">
            <text:p text:style-name="P3">6</text:p>
          </table:table-cell>
          <table:table-cell table:style-name="Tabuľka1.A4" office:value-type="string">
            <text:p text:style-name="P5">12.11.<text:tab/>(pon)</text:p>
            <text:p text:style-name="P7">15.11.<text:tab/> (štv) 14.00</text:p>
            <text:p text:style-name="P5">18.11. (ne)</text:p>
          </table:table-cell>
          <table:table-cell table:style-name="Tabuľka1.A4" office:value-type="string">
            <text:p text:style-name="P6">revízia, dolaďovanie, tlač</text:p>
          </table:table-cell>
          <table:table-cell table:style-name="Tabuľka1.A4" office:value-type="string">
            <text:p text:style-name="P7">4d</text:p>
            <text:p text:style-name="P4">3d</text:p>
          </table:table-cell>
          <table:table-cell table:style-name="Tabuľka1.E4" office:value-type="string">
            <text:p text:style-name="P6">15.11. (štv) – odovzdanie dokumentácie analýzy, špecifikácie požiadaviek a návrh riešenia </text:p>
          </table:table-cell>
        </table:table-row>
        <table:table-row table:style-name="Tabuľka1.3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19.11. (pon)</text:p>
            <text:p text:style-name="P7">23.11.<text:tab/> (pia) 14.00</text:p>
            <text:p text:style-name="P5">25.11. (ne)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7">5d</text:p>
            <text:p text:style-name="P4">2d</text:p>
          </table:table-cell>
          <table:table-cell table:style-name="Tabuľka1.E4" office:value-type="string">
            <text:p text:style-name="P6">odovzdanie posudku analýzy, špecifikácie, návrhu druhého tímu</text:p>
          </table:table-cell>
        </table:table-row>
        <table:table-row table:style-name="Tabuľka1.3">
          <table:table-cell table:style-name="Tabuľka1.A4" office:value-type="string">
            <text:p text:style-name="P3">8</text:p>
          </table:table-cell>
          <table:table-cell table:style-name="Tabuľka1.A4" office:value-type="string">
            <text:p text:style-name="P5">26.11. (pon)</text:p>
            <text:p text:style-name="P7">17.12. (pon) 14.00</text:p>
            <text:p text:style-name="P5">20.12. (štv)</text:p>
          </table:table-cell>
          <table:table-cell table:style-name="Tabuľka1.A4" office:value-type="string">
            <text:p text:style-name="P6">odovzdanie prototypu a dokumentácie</text:p>
          </table:table-cell>
          <table:table-cell table:style-name="Tabuľka1.A4" office:value-type="string">
            <text:p text:style-name="P7">21d</text:p>
          </table:table-cell>
          <table:table-cell table:style-name="Tabuľka1.E4" office:value-type="string">
            <text:p text:style-name="P6">odovzdanie prototypu vybraných časti systému, spolu s dokumentáciou</text:p>
          </table:table-cell>
        </table:table-row>
        <table:table-row table:style-name="Tabuľka1.3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5">17.12. - 20.12.</text:p>
            <text:p text:style-name="P7">17.12. (pon) 09.00</text:p>
          </table:table-cell>
          <table:table-cell table:style-name="Tabuľka1.A4" office:value-type="string">
            <text:p text:style-name="P6">prezentácia prototypu</text:p>
          </table:table-cell>
          <table:table-cell table:style-name="Tabuľka1.A4" office:value-type="string">
            <text:p text:style-name="P4">4d</text:p>
            <text:p text:style-name="P7">21d</text:p>
          </table:table-cell>
          <table:table-cell table:style-name="Tabuľka1.E4" office:value-type="string">
            <text:p text:style-name="P6">používateľská prezentácia prototypu</text:p>
          </table:table-cell>
        </table:table-row>
        <table:table-row table:style-name="Tabuľka1.3">
          <table:table-cell table:style-name="Tabuľka1.A4" office:value-type="string">
            <text:p text:style-name="P3">9</text:p>
          </table:table-cell>
          <table:table-cell table:style-name="Tabuľka1.A4" office:value-type="string">
            <text:p text:style-name="P7">11.2.08 (pon) 14.00</text:p>
          </table:table-cell>
          <table:table-cell table:style-name="Tabuľka1.A4" office:value-type="string">
            <text:p text:style-name="P4"><text:span text:style-name="T3">tvorba</text:span> <text:span text:style-name="T3">posudku</text:span></text:p>
          </table:table-cell>
          <table:table-cell table:style-name="Tabuľka1.A4" office:value-type="string">
            <text:p text:style-name="P7">25d</text:p>
          </table:table-cell>
          <table:table-cell table:style-name="Tabuľka1.E4" office:value-type="string">
            <text:p text:style-name="P6">odovzdanie posudku prototypu druhého tímu</text:p>
          </table:table-cell>
        </table:table-row>
        <table:table-row table:style-name="Tabuľka1.1">
          <table:table-cell table:style-name="Tabuľka1.A1" table:number-columns-spanned="5" office:value-type="string">
            <text:p text:style-name="P21">Letný semester (2008)</text:p>
          </table:table-cell>
          <table:covered-table-cell/>
          <table:covered-table-cell/>
          <table:covered-table-cell/>
          <table:covered-table-cell/>
        </table:table-row>
        <table:table-row table:style-name="Tabuľka1.14">
          <table:table-cell table:style-name="Tabuľka1.A14" office:value-type="string">
            <text:p text:style-name="P25">Týždeň</text:p>
          </table:table-cell>
          <table:table-cell table:style-name="Tabuľka1.A14" office:value-type="string">
            <text:p text:style-name="P25">Rozsah od – do</text:p>
          </table:table-cell>
          <table:table-cell table:style-name="Tabuľka1.A14" office:value-type="string">
            <text:p text:style-name="P25">Naplánovaný proces</text:p>
          </table:table-cell>
          <table:table-cell table:style-name="Tabuľka1.A14" office:value-type="string">
            <text:p text:style-name="P25">Dĺžka</text:p>
          </table:table-cell>
          <table:table-cell table:style-name="Tabuľka1.E14" office:value-type="string">
            <text:p text:style-name="P25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3">1</text:p>
          </table:table-cell>
          <table:table-cell table:style-name="Tabuľka1.A2" office:value-type="string">
            <text:p text:style-name="P5">18.2.<text:tab/>(pon)</text:p>
            <text:p text:style-name="P5">24.2<text:tab/>(ne)</text:p>
          </table:table-cell>
          <table:table-cell table:style-name="Tabuľka1.A2" office:value-type="string">
            <text:p text:style-name="P6">zhodnotenie</text:p>
          </table:table-cell>
          <table:table-cell table:style-name="Tabuľka1.A2" office:value-type="string">
            <text:p text:style-name="P4">1t</text:p>
          </table:table-cell>
          <table:table-cell table:style-name="Tabuľka1.A1" office:value-type="string">
            <text:p text:style-name="P6">zhodnotenie výsledkov ZS, doplnenie a dopracovanie zistených nedostatkov</text:p>
          </table:table-cell>
        </table:table-row>
        <table:table-row table:style-name="Tabuľka1.3">
          <table:table-cell table:style-name="Tabuľka1.A4" office:value-type="string">
            <text:p text:style-name="P3">2</text:p>
          </table:table-cell>
          <table:table-cell table:style-name="Tabuľka1.A4" office:value-type="string">
            <text:p text:style-name="P5">25.2.<text:tab/>(pon)</text:p>
            <text:p text:style-name="P5">9.3.<text:tab/>(ne)</text:p>
          </table:table-cell>
          <table:table-cell table:style-name="Tabuľka1.A4" office:value-type="string">
            <text:p text:style-name="P6">zakomponovanie zmien</text:p>
          </table:table-cell>
          <table:table-cell table:style-name="Tabuľka1.A4" office:value-type="string">
            <text:p text:style-name="P4">2t</text:p>
          </table:table-cell>
          <table:table-cell table:style-name="Tabuľka1.E4" office:value-type="string">
            <text:p text:style-name="P6">zakomponovanie zmien do dokumentácie, podrobný návrh</text:p>
          </table:table-cell>
        </table:table-row>
        <table:table-row table:style-name="Tabuľka1.3">
          <table:table-cell table:style-name="Tabuľka1.A4" office:value-type="string">
            <text:p text:style-name="P3">4</text:p>
          </table:table-cell>
          <table:table-cell table:style-name="Tabuľka1.A4" office:value-type="string">
            <text:p text:style-name="P3">10.3.<text:tab/>(pon)</text:p>
            <text:p text:style-name="P3">30.3.<text:tab/>(ne)</text:p>
          </table:table-cell>
          <table:table-cell table:style-name="Tabuľka1.A4" office:value-type="string">
            <text:p text:style-name="P23"><text:span text:style-name="T3">implementácia</text:span> a <text:span text:style-name="T3">integrácia</text:span></text:p>
          </table:table-cell>
          <table:table-cell table:style-name="Tabuľka1.A4" office:value-type="string">
            <text:p text:style-name="P23">3t</text:p>
          </table:table-cell>
          <table:table-cell table:style-name="Tabuľka1.E4" office:value-type="string">
            <text:p text:style-name="P20">implementácia, postupná integrácia a overovanie výsledku, tvorba dokumentácie </text:p>
          </table:table-cell>
        </table:table-row>
        <text:soft-page-break/>
        <table:table-row table:style-name="Tabuľka1.18">
          <table:table-cell table:style-name="Tabuľka1.A4" office:value-type="string">
            <text:p text:style-name="P3">7</text:p>
          </table:table-cell>
          <table:table-cell table:style-name="Tabuľka1.A4" office:value-type="string">
            <text:p text:style-name="P5">31.3.<text:tab/>(pon)</text:p>
            <text:p text:style-name="P5">20.4.<text:tab/>(ne)</text:p>
          </table:table-cell>
          <table:table-cell table:style-name="Tabuľka1.A4" office:value-type="string">
            <text:p text:style-name="P4"><text:span text:style-name="T3">integrácia</text:span> a <text:span text:style-name="T3">testovanie</text:span></text:p>
          </table:table-cell>
          <table:table-cell table:style-name="Tabuľka1.A14" office:value-type="string">
            <text:p text:style-name="P4">3t</text:p>
          </table:table-cell>
          <table:table-cell table:style-name="Tabuľka1.E4" office:value-type="string">
            <text:p text:style-name="P6">integrácia produktu a overovanie, tvorba dokumentácie k produktu </text:p>
          </table:table-cell>
        </table:table-row>
        <table:table-row table:style-name="Tabuľka1.18">
          <table:table-cell table:style-name="Tabuľka1.A4" office:value-type="string">
            <text:p text:style-name="P3">10</text:p>
          </table:table-cell>
          <table:table-cell table:style-name="Tabuľka1.A4" office:value-type="string">
            <text:p text:style-name="P5">21.4.<text:tab/>(pon)</text:p>
            <text:p text:style-name="P5">27.4.<text:tab/>(ne)</text:p>
          </table:table-cell>
          <table:table-cell table:style-name="Tabuľka1.A4" office:value-type="string">
            <text:p text:style-name="P6">odovzdanie dokumentácie a produktu</text:p>
          </table:table-cell>
          <table:table-cell table:style-name="Tabuľka1.D19" office:value-type="string">
            <text:p text:style-name="P4">1t</text:p>
          </table:table-cell>
          <table:table-cell table:style-name="Tabuľka1.E4" office:value-type="string">
            <text:p text:style-name="P6"><text:span text:style-name="T1">odovzdávanie produktu</text:span><text:line-break/><text:span text:style-name="T1">a dokumentácie k produktu</text:span> (potrebnej na používanie produktu) </text:p>
          </table:table-cell>
        </table:table-row>
        <table:table-row table:style-name="Tabuľka1.18">
          <table:table-cell table:style-name="Tabuľka1.A4" office:value-type="string">
            <text:p text:style-name="P3">11</text:p>
          </table:table-cell>
          <table:table-cell table:style-name="Tabuľka1.A4" office:value-type="string">
            <text:p text:style-name="P5">28.4. <text:tab/>(pon)</text:p>
            <text:p text:style-name="P17">30.4. (str) 13.00</text:p>
            <text:p text:style-name="P5">4.5.<text:tab/>(ne)</text:p>
          </table:table-cell>
          <table:table-cell table:style-name="Tabuľka1.A4" office:value-type="string">
            <text:p text:style-name="P6">používanie produktu a kompletizácia dokumentácie</text:p>
          </table:table-cell>
          <table:table-cell table:style-name="Tabuľka1.D19" office:value-type="string">
            <text:p text:style-name="P18">1t</text:p>
          </table:table-cell>
          <table:table-cell table:style-name="Tabuľka1.E4" office:value-type="string">
            <text:p text:style-name="P6">používanie produktu, údržba, kompletizácia dokumentácie</text:p>
            <text:p text:style-name="P18">odovzdanie</text:p>
          </table:table-cell>
        </table:table-row>
        <table:table-row table:style-name="Tabuľka1.18">
          <table:table-cell table:style-name="Tabuľka1.A4" office:value-type="string">
            <text:p text:style-name="P3">12</text:p>
          </table:table-cell>
          <table:table-cell table:style-name="Tabuľka1.A4" office:value-type="string">
            <text:p text:style-name="P5">5.5.<text:tab/>(pon)</text:p>
            <text:p text:style-name="P5">11.5.<text:tab/>(ne)</text:p>
            <text:p text:style-name="P17">20.5. (ut) 13.00</text:p>
          </table:table-cell>
          <table:table-cell table:style-name="Tabuľka1.A4" office:value-type="string">
            <text:p text:style-name="P6">definitívne odovzdávanie produktu</text:p>
          </table:table-cell>
          <table:table-cell table:style-name="Tabuľka1.D19" office:value-type="string">
            <text:p text:style-name="P18">1t</text:p>
          </table:table-cell>
          <table:table-cell table:style-name="Tabuľka1.E4" office:value-type="string">
            <text:p text:style-name="P22"><text:span text:style-name="T8">odovzdanie celkového výsledku projektu</text:span> (produkt so zmenami v rámci údržby, dokumentácia) </text:p>
          </table:table-cell>
        </table:table-row>
        <table:table-row table:style-name="Tabuľka1.18">
          <table:table-cell table:style-name="Tabuľka1.A2" office:value-type="string">
            <text:p text:style-name="P3"/>
          </table:table-cell>
          <table:table-cell table:style-name="Tabuľka1.A2" office:value-type="string">
            <text:p text:style-name="P17">6.6. (pia) 13.00</text:p>
          </table:table-cell>
          <table:table-cell table:style-name="Tabuľka1.A2" office:value-type="string">
            <text:p text:style-name="P18">odovzdanie posudku</text:p>
          </table:table-cell>
          <table:table-cell table:style-name="Tabuľka1.A14" office:value-type="string">
            <text:p text:style-name="P17">4t</text:p>
          </table:table-cell>
          <table:table-cell table:style-name="Tabuľka1.A1" office:value-type="string">
            <text:p text:style-name="P17"><text:span text:style-name="T3">odovzdanie</text:span> <text:span text:style-name="T3">posudku</text:span> <text:span text:style-name="T3">na</text:span> <text:span text:style-name="T3">výsledok</text:span> <text:span text:style-name="T3">iného</text:span> <text:span text:style-name="T3">tímu</text:span> <text:span text:style-name="T4">upresní</text:span><text:span text:style-name="T6"> </text:span><text:span text:style-name="T4">sa</text:span><text:span text:style-name="T6"> </text:span><text:span text:style-name="T4">podľa</text:span><text:span text:style-name="T6"> </text:span><text:span text:style-name="T4">termínu</text:span><text:span text:style-name="T6"> </text:span><text:span text:style-name="T4">obhajoby</text:span><text:span text:style-name="T6"> </text:span><text:span text:style-name="T4">projektu</text:span> </text:p>
          </table:table-cell>
        </table:table-row>
        <table:table-row table:style-name="Tabuľka1.18">
          <table:table-cell table:style-name="Tabuľka1.A4" office:value-type="string">
            <text:p text:style-name="P3"/>
          </table:table-cell>
          <table:table-cell table:style-name="Tabuľka1.A4" office:value-type="string">
            <text:p text:style-name="P17">12.-13.6. (štv – pia)</text:p>
          </table:table-cell>
          <table:table-cell table:style-name="Tabuľka1.A4" office:value-type="string">
            <text:p text:style-name="P18">obhajoba</text:p>
          </table:table-cell>
          <table:table-cell table:style-name="Tabuľka1.D19" office:value-type="string">
            <text:p text:style-name="P17">1t</text:p>
          </table:table-cell>
          <table:table-cell table:style-name="Tabuľka1.E4" office:value-type="string">
            <text:p text:style-name="P18">prezentácia a obhajoba projektu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pan text:style-name="T2">Zápisnica</text:span> – spíše ju autor ešte v deň stretnutia (ut) – ak by nemohol, tak niekoho poverí</text:p>
      <text:p text:style-name="P1"><text:span text:style-name="T7">slack time</text:span><text:span text:style-name="T5"><text:note text:id="ftn1" text:note-class="footnote"><text:note-citation>1</text:note-citation><text:note-body><text:p text:style-name="P2">MSI od p. <text:s/>Bielikovej – str. 16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3-14T16:30:51</dc:date>
    <meta:editing-cycles>8</meta:editing-cycles>
    <meta:editing-duration>PT1H55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30" meta:word-count="352" meta:character-count="2413"/>
  </office:meta>
</office:document-meta>
</file>